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0pt" fo:font-weight="bold" style:font-name-asian="TrebuchetMS" style:font-size-asian="20pt" style:font-weight-asian="bold" style:font-name-complex="TrebuchetMS" style:font-size-complex="20pt" style:font-weight-complex="bold"/>
    </style:style>
    <style:style style:name="P2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8pt" fo:font-weight="bold" style:font-name-asian="TrebuchetMS" style:font-size-asian="18pt" style:font-weight-asian="bold" style:font-name-complex="TrebuchetMS" style:font-size-complex="18pt" style:font-weight-complex="bold"/>
    </style:style>
    <style:style style:name="P3" style:family="paragraph" style:parent-style-name="Standard" style:list-style-name="">
      <style:paragraph-properties style:line-height-at-least="0.2083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5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P8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</style:style>
    <style:style style:name="P9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10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1" style:family="text">
      <style:text-properties fo:color="#2f2f2f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" style:family="text">
      <style:text-properties fo:color="#2f2f2f" style:font-name="ArialMT" fo:font-weight="normal" style:font-name-asian="ArialMT" style:font-weight-asian="normal" style:font-name-complex="ArialMT" style:font-weight-complex="normal"/>
    </style:style>
    <style:style style:name="T3" style:family="text">
      <style:text-properties fo:color="#2f2f2f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4" style:family="text">
      <style:text-properties fo:color="#2f2f2f" style:font-name="ArialMT" fo:font-size="18pt" style:text-underline-style="none" fo:font-weight="normal" style:font-name-asian="ArialMT" style:font-size-asian="18pt" style:font-weight-asian="normal" style:font-name-complex="ArialMT" style:font-size-complex="18pt" style:font-weight-complex="normal"/>
    </style:style>
    <style:style style:name="T5" style:family="text">
      <style:text-properties fo:color="#2f2f2f" style:font-name="ArialMT" fo:font-size="18pt" style:text-underline-style="solid" style:text-underline-width="auto" style:text-underline-color="font-color" fo:font-weight="normal" style:font-name-asian="ArialMT" style:font-size-asian="18pt" style:font-weight-asian="normal" style:font-name-complex="ArialMT" style:font-size-complex="18pt" style:font-weight-complex="normal"/>
    </style:style>
    <style:style style:name="T6" style:family="text">
      <style:text-properties fo:color="#2f2f2f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T7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8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  <style:style style:name="T9" style:family="text"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10" style:family="text">
      <style:text-properties style:use-window-font-color="true" style:font-name="ArialMT" fo:font-size="18pt" style:text-underline-style="solid" style:text-underline-width="auto" style:text-underline-color="font-color" fo:font-weight="normal" style:font-name-asian="ArialMT" style:font-size-asian="18pt" style:font-weight-asian="normal" style:font-name-complex="ArialMT" style:font-size-complex="18pt" style:font-weight-complex="normal"/>
    </style:style>
    <style:style style:name="T11" style:family="text">
      <style:text-properties style:use-window-font-color="true" style:font-name="ArialMT" fo:font-size="18pt" style:text-underline-style="none" fo:font-weight="normal" style:font-name-asian="ArialMT" style:font-size-asian="18pt" style:font-weight-asian="normal" style:font-name-complex="ArialMT" style:font-size-complex="18pt" style:font-weight-complex="normal"/>
    </style:style>
    <style:style style:name="T12" style:family="text">
      <style:text-properties style:use-window-font-color="true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T13" style:family="text">
      <style:text-properties style:use-window-font-color="tru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m Raisin Tiramisu</text:p>
      <text:p text:style-name="P5">Serves: <text:span text:style-name="T13">8 servings</text:span></text:p>
      <text:p text:style-name="P3"/>
      <text:p text:style-name="P2">Ingredients</text:p>
      <text:p text:style-name="P10">3/4 cup raisins</text:p>
      <text:p text:style-name="P10">1 cup Mount Gay dark rum, divided, plus 2 tablespoons</text:p>
      <text:p text:style-name="P10">6 extra-large egg yolks, at room temperature</text:p>
      <text:p text:style-name="P10">1/2 cup sugar</text:p>
      <text:p text:style-name="P9"><text:span text:style-name="T9">16 to 18 ounces Italian </text:span><text:a xlink:type="simple" xlink:href="http://www.foodterms.com/encyclopedia/mascarpone/index.html"><text:span text:style-name="T4">mascarpone cheese</text:span></text:a></text:p>
      <text:p text:style-name="P9"><text:span text:style-name="T9">3/4 cup freshly squeezed orange juice, divided (2 </text:span><text:a xlink:type="simple" xlink:href="http://www.foodterms.com/encyclopedia/orange/index.html"><text:span text:style-name="T3">oranges</text:span></text:a><text:span text:style-name="T9">)</text:span></text:p>
      <text:p text:style-name="P9"><text:span text:style-name="T9">1 1/2 teaspoons good </text:span><text:a xlink:type="simple" xlink:href="http://www.foodterms.com/encyclopedia/extracts/index.html"><text:span text:style-name="T4">vanilla extract</text:span></text:a></text:p>
      <text:p text:style-name="P9"><text:span text:style-name="T9">Seeds scraped from 1</text:span><text:span text:style-name="T11"> </text:span><text:a xlink:type="simple" xlink:href="http://www.foodterms.com/encyclopedia/vanilla/index.html"><text:span text:style-name="T4">vanilla bean</text:span></text:a></text:p>
      <text:p text:style-name="P9"><text:span text:style-name="T9">24 to 30 Italian </text:span><text:a xlink:type="simple" xlink:href="http://www.foodterms.com/encyclopedia/ladyfinger/index.html"><text:span text:style-name="T4">ladyfingers</text:span></text:a><text:span text:style-name="T9">, or savoiardi</text:span></text:p>
      <text:p text:style-name="P9"><text:a xlink:type="simple" xlink:href="http://www.foodterms.com/encyclopedia/chocolate/index.html"><text:span text:style-name="T4">Semisweet chocolate</text:span></text:a><text:span text:style-name="T9">, shaved</text:span></text:p>
      <text:p text:style-name="P9"><text:span text:style-name="T9"/></text:p>
      <text:p text:style-name="P2">Directions</text:p>
      <text:p text:style-name="P7">Place the raisins and 2 tablespoons of rum in a bowl, cover with plastic wrap, and place in the microwave on high for 1 minute. Uncover and set aside to cool.</text:p>
      <text:p text:style-name="P8"><text:span text:style-name="T9">Beat the egg yolks and </text:span><text:a xlink:type="simple" xlink:href="http://www.foodterms.com/encyclopedia/sugar/index.html"><text:span text:style-name="T3">sugar</text:span></text:a><text:span text:style-name="T9"> in the bowl of an electric </text:span><text:a xlink:type="simple" xlink:href="http://www.foodterms.com/encyclopedia/mixer/index.html"><text:span text:style-name="T3">mixer</text:span></text:a><text:span text:style-name="T9"> fitted with the paddle attachment on high speed for 5 minutes, until very thick and light yellow. Lower the speed to low and mix in the mascarpone until smooth. With the mixer still on low, add 1/2 cup of rum, 1/4 cup of </text:span><text:a xlink:type="simple" xlink:href="http://www.foodterms.com/encyclopedia/orange/index.html"><text:span text:style-name="T4">orange juice</text:span></text:a><text:span text:style-name="T9">, the vanilla extract, and the seeds from the vanilla bean. Stir until combined.</text:span></text:p>
      <text:p text:style-name="P8"><text:span text:style-name="T9">Pour the remaining 1/2 cup of rum and remaining 1/2 cup of orange juice in a shallow bowl. Dip one side of each ladyfinger quickly in the rum mixture and place them in one layer in a 9 by 11 by 2-inch rectangular or oval dish. Break the ladyfingers in smaller pieces and dip them in the rum mixture to fill the spaces. Sprinkle half the rum-soaked </text:span><text:a xlink:type="simple" xlink:href="http://www.foodterms.com/encyclopedia/raisin/index.html"><text:span text:style-name="T4">raisins</text:span></text:a><text:span text:style-name="T11"> </text:span><text:span text:style-name="T9">evenly on top. </text:span><text:soft-page-break/><text:span text:style-name="T9">Pour half the mascarpone mixture over and spread evenly. Repeat the layers of dipped ladyfingers, rum-soaked raisins, and mascarpone mixture. Smooth the top, cover with </text:span><text:a xlink:type="simple" xlink:href="http://www.foodterms.com/encyclopedia/plastic-wrap/index.html"><text:span text:style-name="T4">plastic</text:span></text:a><text:a xlink:type="simple" xlink:href="http://www.foodterms.com/encyclopedia/plastic-wrap/index.html"><text:span text:style-name="T4"> wrap</text:span></text:a><text:span text:style-name="T9">, and refrigerate for at least 6 hours, but preferably overnight.</text:span></text:p>
      <text:p text:style-name="P7">Before serving, sprinkle the top with the shaved chocolate and serve cold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11T12:03:18</meta:creation-date>
    <meta:document-statistic meta:table-count="0" meta:image-count="0" meta:object-count="0" meta:page-count="2" meta:paragraph-count="18" meta:word-count="291" meta:character-count="1644"/>
    <dc:date>2011-08-11T12:06:33</dc:date>
    <dc:creator>Robert Houk</dc:creator>
    <meta:editing-duration>PT00H03M15S</meta:editing-duration>
    <meta:editing-cycles>1</meta:editing-cycles>
    <meta:generator>OpenOffice.org/3.2$Unix OpenOffice.org_project/320m18$Build-9502</meta:generator>
  </office:meta>
</office:document-meta>
</file>